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9B0F9AC8943.png" manifest:media-type="image/png"/>
  <manifest:file-entry manifest:full-path="Pictures/10000201000009B0000009B0F62118B7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Header">
      <style:text-properties fo:color="#0083c7" officeooo:rsid="00157fed" officeooo:paragraph-rsid="00157fed"/>
    </style:style>
    <style:style style:name="P3" style:family="paragraph" style:parent-style-name="Header">
      <style:paragraph-properties fo:text-align="end" style:justify-single-word="false"/>
      <style:text-properties fo:color="#0083c7" officeooo:rsid="00157fed" officeooo:paragraph-rsid="0016cedd"/>
    </style:style>
    <style:style style:name="P4" style:family="paragraph" style:parent-style-name="Standard">
      <style:text-properties officeooo:paragraph-rsid="0012b6e9"/>
    </style:style>
    <style:style style:name="P5" style:family="paragraph" style:parent-style-name="Standard">
      <style:paragraph-properties fo:break-before="page"/>
      <style:text-properties officeooo:paragraph-rsid="0012b6e9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>
      <style:paragraph-properties fo:text-align="start"/>
      <style:text-properties style:text-line-through-style="none" style:text-line-through-type="none" style:font-name="Liberation Sans" fo:font-size="11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ixed-text form:name="nombreLabel" form:control-implementation="ooo:com.sun.star.form.component.FixedText" xml:id="control1" form:id="control1" form:label="Nombre" form:for="control4"/>
          <form:fixed-text form:name="dniLabel" form:control-implementation="ooo:com.sun.star.form.component.FixedText" xml:id="control2" form:id="control2" form:label="DNI" form:for="control3"/>
          <form:text form:name="dniInput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breInput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fechaNacimientoLabel" form:control-implementation="ooo:com.sun.star.form.component.FixedText" xml:id="control5" form:id="control5" form:label="Fecha de Nacimiento" form:for="control6"/>
          <form:text form:name="fechaNacimientoInpu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telefonoLabel" form:control-implementation="ooo:com.sun.star.form.component.FixedText" xml:id="control7" form:id="control7" form:label="Telefono" form:for="control8"/>
          <form:text form:name="telefonoInpu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direccionLabel" form:control-implementation="ooo:com.sun.star.form.component.FixedText" xml:id="control9" form:id="control9" form:label="Dirección" form:for="control10"/>
          <form:text form:name="direccionInpu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generoLabel" form:control-implementation="ooo:com.sun.star.form.component.FixedText" xml:id="control11" form:id="control11" form:label="Genero" form:for="control12"/>
          <form:text form:name="generoInpu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ocupacionLabel" form:control-implementation="ooo:com.sun.star.form.component.FixedText" xml:id="control13" form:id="control13" form:label="Ocupación" form:for="control14"/>
          <form:text form:name="ocupacionInpu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hospitalizacionesLabel" form:control-implementation="ooo:com.sun.star.form.component.FixedText" xml:id="control15" form:id="control15" form:label="Hospitalizaciones" form:for="control16"/>
          <form:text form:name="hospitalizacionesInput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pesoLabel" form:control-implementation="ooo:com.sun.star.form.component.FixedText" xml:id="control17" form:id="control17" form:label="Peso" form:for="control18"/>
          <form:text form:name="pesoInpu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alergiasLabel" form:control-implementation="ooo:com.sun.star.form.component.FixedText" xml:id="control19" form:id="control19" form:label="Alergias" form:for="control20"/>
          <form:text form:name="alergiasInpu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alimentacionLabel" form:control-implementation="ooo:com.sun.star.form.component.FixedText" xml:id="control21" form:id="control21" form:label="Alimentación" form:for="control22"/>
          <form:text form:name="alimentacionInpu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habitosLabel" form:control-implementation="ooo:com.sun.star.form.component.FixedText" xml:id="control23" form:id="control23" form:label="Habitos" form:for="control24"/>
          <form:text form:name="habitosInput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antecedentesLabel" form:control-implementation="ooo:com.sun.star.form.component.FixedText" xml:id="control25" form:id="control25" form:label="Antecendentes Medicos"/>
          <form:fixed-text form:name="medicacionLabel" form:control-implementation="ooo:com.sun.star.form.component.FixedText" xml:id="control26" form:id="control26" form:label="Medicación" form:for="control28"/>
          <form:textarea form:name="antecedentesInpu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"/>
              <form:property form:property-name="VScroll" office:value-type="boolean" office:boolean-value="true"/>
            </form:properties>
          </form:textarea>
          <form:textarea form:name="medicacionInput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51cm" svg:y="3.919cm" svg:width="17.59cm" svg:height="17.59cm" draw:z-index="24"><draw:image xlink:href="Pictures/10000201000009B0000009B0F9AC8943.png" xlink:type="simple" xlink:show="embed" xlink:actuate="onLoad"/></draw:frame></text:p>
      <text:p text:style-name="P5"><draw:control text:anchor-type="as-char" svg:y="1.062cm" draw:z-index="0" draw:name="Shape1" draw:style-name="gr1" draw:text-style-name="P6" svg:width="4.451cm" svg:height="0.576cm" draw:control="control1"/><draw:control text:anchor-type="as-char" svg:y="1.067cm" draw:z-index="3" draw:name="Shape2" draw:style-name="gr4" draw:text-style-name="P6" svg:width="5.081cm" svg:height="0.636cm" draw:control="control4"/></text:p>
      <text:p text:style-name="P4"/>
      <text:p text:style-name="P4"><draw:control text:anchor-type="as-char" draw:z-index="1" draw:name="Shape3" draw:style-name="gr2" draw:text-style-name="P6" svg:width="4.446cm" svg:height="0.5cm" draw:control="control2"/><draw:control text:anchor-type="as-char" draw:z-index="2" draw:name="Shape4" draw:style-name="gr3" draw:text-style-name="P6" svg:width="5.081cm" svg:height="0.636cm" draw:control="control3"/></text:p>
      <text:p text:style-name="P4"/>
      <text:p text:style-name="P4"><draw:control text:anchor-type="as-char" draw:z-index="4" draw:name="Shape5" draw:style-name="gr2" draw:text-style-name="P6" svg:width="4.451cm" svg:height="0.5cm" draw:control="control5"/><draw:control text:anchor-type="as-char" draw:z-index="5" draw:name="Shape6" draw:style-name="gr3" draw:text-style-name="P6" svg:width="5.081cm" svg:height="0.636cm" draw:control="control6"/></text:p>
      <text:p text:style-name="P4"/>
      <text:p text:style-name="P4"><draw:control text:anchor-type="as-char" draw:z-index="6" draw:name="Shape7" draw:style-name="gr2" draw:text-style-name="P6" svg:width="4.446cm" svg:height="0.5cm" draw:control="control7"/><draw:control text:anchor-type="as-char" svg:y="-0.455cm" draw:z-index="7" draw:name="Shape8" draw:style-name="gr4" draw:text-style-name="P6" svg:width="5.081cm" svg:height="0.636cm" draw:control="control8"/></text:p>
      <text:p text:style-name="P4"/>
      <text:p text:style-name="P4"><draw:control text:anchor-type="as-char" draw:z-index="8" draw:name="Shape9" draw:style-name="gr2" draw:text-style-name="P6" svg:width="4.446cm" svg:height="0.5cm" draw:control="control9"/><draw:control text:anchor-type="as-char" draw:z-index="9" draw:name="Shape10" draw:style-name="gr3" draw:text-style-name="P6" svg:width="12.066cm" svg:height="0.636cm" draw:control="control10"/></text:p>
      <text:p text:style-name="P4"/>
      <text:p text:style-name="P4"><draw:control text:anchor-type="as-char" draw:z-index="10" draw:name="Shape11" draw:style-name="gr2" draw:text-style-name="P6" svg:width="4.451cm" svg:height="0.5cm" draw:control="control11"/><draw:control text:anchor-type="as-char" draw:z-index="11" draw:name="Shape12" draw:style-name="gr3" draw:text-style-name="P6" svg:width="5.081cm" svg:height="0.636cm" draw:control="control12"/></text:p>
      <text:p text:style-name="P4"/>
      <text:p text:style-name="P4"><draw:control text:anchor-type="as-char" draw:z-index="12" draw:name="Shape13" draw:style-name="gr2" draw:text-style-name="P6" svg:width="4.451cm" svg:height="0.5cm" draw:control="control13"/><draw:control text:anchor-type="as-char" draw:z-index="13" draw:name="Shape14" draw:style-name="gr3" draw:text-style-name="P6" svg:width="5.081cm" svg:height="0.636cm" draw:control="control14"/></text:p>
      <text:p text:style-name="P4"/>
      <text:p text:style-name="P4"><draw:control text:anchor-type="as-char" draw:z-index="14" draw:name="Shape15" draw:style-name="gr2" draw:text-style-name="P6" svg:width="4.446cm" svg:height="0.5cm" draw:control="control15"/><draw:control text:anchor-type="as-char" draw:z-index="15" draw:name="Shape16" draw:style-name="gr3" draw:text-style-name="P6" svg:width="5.157cm" svg:height="0.636cm" draw:control="control16"/></text:p>
      <text:p text:style-name="P4"/>
      <text:p text:style-name="P4"><draw:control text:anchor-type="as-char" draw:z-index="16" draw:name="Shape17" draw:style-name="gr2" draw:text-style-name="P6" svg:width="4.446cm" svg:height="0.5cm" draw:control="control17"/><draw:control text:anchor-type="as-char" draw:z-index="17" draw:name="Shape18" draw:style-name="gr3" draw:text-style-name="P6" svg:width="5.081cm" svg:height="0.636cm" draw:control="control18"/></text:p>
      <text:p text:style-name="P4"/>
      <text:p text:style-name="P4"/>
      <text:p text:style-name="P4"/>
      <text:p text:style-name="P4"><draw:control text:anchor-type="as-char" draw:z-index="18" draw:name="Shape19" draw:style-name="gr2" draw:text-style-name="P6" svg:width="4.446cm" svg:height="0.5cm" draw:control="control19"/><draw:control text:anchor-type="as-char" draw:z-index="19" draw:name="Shape20" draw:style-name="gr3" draw:text-style-name="P6" svg:width="12.066cm" svg:height="0.636cm" draw:control="control20"/></text:p>
      <text:p text:style-name="P4"/>
      <text:p text:style-name="P4"><draw:control text:anchor-type="as-char" draw:z-index="20" draw:name="Shape21" draw:style-name="gr2" draw:text-style-name="P6" svg:width="4.446cm" svg:height="0.5cm" draw:control="control21"/><draw:control text:anchor-type="as-char" draw:z-index="21" draw:name="Shape22" draw:style-name="gr3" draw:text-style-name="P6" svg:width="12.066cm" svg:height="0.636cm" draw:control="control22"/></text:p>
      <text:p text:style-name="P4"/>
      <text:p text:style-name="P4"><draw:control text:anchor-type="as-char" draw:z-index="22" draw:name="Shape23" draw:style-name="gr2" draw:text-style-name="P6" svg:width="4.446cm" svg:height="0.5cm" draw:control="control23"/><draw:control text:anchor-type="as-char" draw:z-index="23" draw:name="Shape24" draw:style-name="gr3" draw:text-style-name="P6" svg:width="12.117cm" svg:height="0.636cm" draw:control="control24"/></text:p>
      <text:p text:style-name="P4"/>
      <text:p text:style-name="P4"><draw:control text:anchor-type="paragraph" draw:z-index="27" draw:style-name="gr6" draw:text-style-name="P6" svg:width="12.12cm" svg:height="2.502cm" svg:x="4.45cm" svg:y="0.044cm" draw:control="control27"/><draw:control text:anchor-type="as-char" svg:y="-0.206cm" draw:z-index="25" draw:style-name="gr5" draw:text-style-name="P7" svg:width="4.451cm" svg:height="0.502cm" draw:control="control25"/></text:p>
      <text:p text:style-name="P4"/>
      <text:p text:style-name="P4"/>
      <text:p text:style-name="P4"/>
      <text:p text:style-name="P4"/>
      <text:p text:style-name="P4"/>
      <text:p text:style-name="P4"/>
      <text:p text:style-name="P4"><draw:control text:anchor-type="paragraph" draw:z-index="28" draw:style-name="gr6" draw:text-style-name="P6" svg:width="12.112cm" svg:height="2.5cm" svg:x="4.45cm" svg:y="0.03cm" draw:control="control28"/><draw:control text:anchor-type="as-char" svg:y="-2.588cm" draw:z-index="26" draw:style-name="gr5" draw:text-style-name="P6" svg:width="4.502cm" svg:height="0.502cm" draw:control="control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fondo" xlink:href="Pictures/10000201000009B0000009B0F62118B7.png" xlink:type="simple" xlink:show="embed" xlink:actuate="onLoad"/>
    <draw:fill-image draw:name="logo" xlink:href="Pictures/10000201000009B0000009B0F9AC894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83c7" officeooo:rsid="00157fed" officeooo:paragraph-rsid="00157fed"/>
    </style:style>
    <style:style style:name="MP2" style:family="paragraph" style:parent-style-name="Header">
      <style:paragraph-properties fo:text-align="end" style:justify-single-word="false"/>
      <style:text-properties fo:color="#0083c7" officeooo:rsid="00157fed" officeooo:paragraph-rsid="0016cedd"/>
    </style:style>
    <style:style style:name="MT1" style:family="text">
      <style:text-properties style:font-name="Liberation Serif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00800000008DD0ADA29.png" xlink:type="simple" xlink:actuate="onLoad" style:position="center center" style:repeat="no-repeat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linica Salut Vital <text:span text:style-name="MT1">© 2017</text:span></text:p>
      </style:header>
      <style:footer>
        <text:p text:style-name="MP2">Clinica Salut Vital <text:span text:style-name="MT1">©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6:04:40.233954895</meta:creation-date>
    <dc:date>2017-05-21T19:01:05.340000000</dc:date>
    <meta:editing-duration>PT16M</meta:editing-duration>
    <meta:editing-cycles>7</meta:editing-cycles>
    <meta:generator>LibreOffice/4.2.4.2$Windows_x86 LibreOffice_project/63150712c6d317d27ce2db16eb94c2f3d7b699f8</meta:generator>
    <meta:document-statistic meta:table-count="0" meta:image-count="1" meta:object-count="0" meta:page-count="2" meta:paragraph-count="16" meta:word-count="10" meta:character-count="52" meta:non-whitespace-character-count="44"/>
  </office:meta>
</office:document-meta>
</file>